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7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16cm" svg:height="7.62cm" svg:x="5.445cm" svg:y="2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5.605cm" svg:y1="6.08cm" svg:x2="5.445cm" svg:y2="6.08cm">
          <text:p/>
        </draw:line>
        <draw:line draw:style-name="gr2" draw:text-style-name="P1" draw:layer="layout" svg:x1="10.525cm" svg:y1="2.27cm" svg:x2="10.525cm" svg:y2="9.89cm">
          <text:p/>
        </draw:line>
        <draw:frame draw:style-name="gr3" draw:layer="layout" svg:width="1.226cm" svg:height="0.962cm" svg:x="10.116cm" svg:y="1.308cm">
          <draw:text-box>
            <text:p>+1</text:p>
          </draw:text-box>
        </draw:frame>
        <draw:frame draw:style-name="gr3" draw:layer="layout" svg:width="1.065cm" svg:height="0.962cm" svg:x="10.095cm" svg:y="9.89cm">
          <draw:text-box>
            <text:p>-1</text:p>
          </draw:text-box>
        </draw:frame>
        <draw:frame draw:style-name="gr3" draw:layer="layout" svg:width="1.438cm" svg:height="0.962cm" svg:x="15.605cm" svg:y="5.753cm">
          <draw:text-box>
            <text:p>+ar</text:p>
          </draw:text-box>
        </draw:frame>
        <draw:frame draw:style-name="gr4" draw:layer="layout" svg:width="1.277cm" svg:height="1.367cm" svg:x="4.182cm" svg:y="5.675cm">
          <draw:text-box>
            <text:p>-a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tay Meiri</meta:initial-creator>
    <meta:creation-date>2010-10-02T20:05:50</meta:creation-date>
    <dc:date>2010-10-02T20:26:43</dc:date>
    <dc:creator>Etay Meiri</dc:creator>
    <meta:editing-duration>PT00H05M41S</meta:editing-duration>
    <meta:editing-cycles>2</meta:editing-cycles>
    <meta:generator>OpenOffice.org/3.2$Unix OpenOffice.org_project/320m12$Build-9483</meta:generator>
    <meta:document-statistic meta:object-count="7"/>
  </office:meta>
</office:document-meta>
</file>